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Liberation Serif" fo:font-size="11pt" style:font-size-asian="11pt" style:font-size-complex="11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2">
      <style:paragraph-properties fo:margin-top="0in" fo:margin-bottom="0in" style:line-height-at-least="0.198in" fo:padding="0in" fo:border="non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4">
      <style:paragraph-properties fo:margin-top="0in" fo:margin-bottom="0in" style:line-height-at-least="0.198in" fo:padding="0in" fo:border="none"/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, take this piece of paper, and tear it in half where the line crosses it. Hand the bottom</text:p>
      <text:p text:style-name="P3">half to your buddy.</text:p>
      <text:p text:style-name="P3"/>
      <text:p text:style-name="P3">Then, you (and your buddy’s) task during this section is to read a bug report against a</text:p>
      <text:p text:style-name="P3">real project. You’ll each explain it to each other after you’re done understanding it. If you</text:p>
      <text:p text:style-name="P3">are not sure what is going on, feel free to ask your buddy for help.</text:p>
      <text:p text:style-name="P4"/>
      <text:p text:style-name="P4">Remember that this is a real bug in a real project!</text:p>
      <text:p text:style-name="P4"/>
      <text:p text:style-name="P5">Nickname: “No December”</text:p>
      <text:p text:style-name="P4"/>
      <text:p text:style-name="P4">Short-link: bit.ly/cant-print</text:p>
      <text:p text:style-name="P4">Real URL (in case the above doesn't work): https://code.google.com/p/android/issues/detail?id=39692</text:p>
      <text:p text:style-name="P4"/>
      <text:p text:style-name="P8">Questions you should try to answer:</text:p>
      <text:list xml:id="list342291004" text:style-name="L2">
        <text:list-item>
          <text:p text:style-name="P10">What is the problem the person is experiencing?</text:p>
        </text:list-item>
        <text:list-item>
          <text:p text:style-name="P10">On what date did the wrong behavior get introduced?</text:p>
        </text:list-item>
        <text:list-item>
          <text:p text:style-name="P10">What caused the wrong behavior?</text:p>
        </text:list-item>
        <text:list-item>
          <text:p text:style-name="P10">How did the behavior get fixed, and who fixed it?</text:p>
        </text:list-item>
      </text:list>
      <text:p text:style-name="P4"/>
      <text:p text:style-name="P2"/>
      <text:p text:style-name="P2"/>
      <text:p text:style-name="Horizontal_20_Line"/>
      <text:p text:style-name="Standard"/>
      <text:p text:style-name="Standard"/>
      <text:p text:style-name="Standard"/>
      <text:p text:style-name="Standard">You (and your buddy’s) task during this section is to read a bug report against a real</text:p>
      <text:p text:style-name="Standard">project. You’ll each explain it to each other after you’re done understanding it. If you are</text:p>
      <text:p text:style-name="Standard">not sure what is going on, feel free to ask your buddy for help.</text:p>
      <text:p text:style-name="Standard"/>
      <text:p text:style-name="Standard">Remember that this is a real bug in a real project!</text:p>
      <text:p text:style-name="Standard"/>
      <text:p text:style-name="P1">Nickname: “Can’t print... sometimes”</text:p>
      <text:p text:style-name="P7"/>
      <text:p text:style-name="P7">Short-link: <text:s/>bit.ly/no-december</text:p>
      <text:p text:style-name="Standard">Real URL (if the above doesn't work): <text:s/>https://bugs.launchpad.net/ubuntu/+source/cupsys/+bug/255161</text:p>
      <text:p text:style-name="Standard"/>
      <text:p text:style-name="P9">Questions you should try to answer:</text:p>
      <text:list xml:id="list1130455121" text:style-name="L4">
        <text:list-item>
          <text:p text:style-name="P11">What is the problem the person is experiencing?</text:p>
        </text:list-item>
        <text:list-item>
          <text:p text:style-name="P11">Are there particular days of the week that people can reliably print?</text:p>
        </text:list-item>
        <text:list-item>
          <text:p text:style-name="P11">What caused the wrong behavior?</text:p>
        </text:list-item>
        <text:list-item>
          <text:p text:style-name="P11">How could the issue have been fixed more quickly?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11-22T18:00:45</meta:creation-date>
    <meta:generator>LibreOffice/3.5$Linux_x86 LibreOffice_project/350m1$Build-2</meta:generator>
    <dc:date>2013-11-22T18:07:11</dc:date>
    <dc:creator>Shauna </dc:creator>
    <meta:editing-duration>P0D</meta:editing-duration>
    <meta:editing-cycles>1</meta:editing-cycles>
    <meta:document-statistic meta:table-count="0" meta:image-count="0" meta:object-count="0" meta:page-count="1" meta:paragraph-count="26" meta:word-count="254" meta:character-count="1489" meta:non-whitespace-character-count="1253"/>
  </office:meta>
</office:document-meta>
</file>